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color="#c9211e" loext:opacity="100%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color="#000000" loext:opacity="100%"/>
    </style:style>
    <style:style style:name="T1" style:family="text">
      <style:text-properties officeooo:rsid="001e22cd"/>
    </style:style>
    <style:style style:name="T2" style:family="text">
      <style:text-properties fo:color="#00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plikacija treba imati:</text:span></text:p>
      <text:list text:style-name="L1">
        <text:list-item>
          <text:p text:style-name="P2">interpolation/one-way binding <text:span text:style-name="T1">+</text:span></text:p>
        </text:list-item>
        <text:list-item>
          <text:p text:style-name="P2">two-way binding <text:span text:style-name="T1">+</text:span></text:p>
        </text:list-item>
        <text:list-item>
          <text:p text:style-name="P2">methods <text:span text:style-name="T1">+</text:span></text:p>
        </text:list-item>
        <text:list-item>
          <text:p text:style-name="P2">computed properties <text:span text:style-name="T1">+</text:span></text:p>
        </text:list-item>
        <text:list-item>
          <text:p text:style-name="P2">barem jedan scoped style <text:span text:style-name="T1">+</text:span></text:p>
        </text:list-item>
        <text:list-item>
          <text:p text:style-name="P2">koristiti barem jedan lifecycle hook <text:span text:style-name="T1">+</text:span></text:p>
        </text:list-item>
        <text:list-item>
          <text:p text:style-name="P2">routing (više stranica) <text:span text:style-name="T1">+</text:span></text:p>
          <text:list>
            <text:list-item>
              <text:p text:style-name="P2">aplikacija mora biti <text:span text:style-name="Emphasis">bookmarkable</text:span>, tako da rade linkovi (ne samo na root, već i <text:span text:style-name="Source_20_Text">mojweb.com/stranica1</text:span>, <text:span text:style-name="Source_20_Text">moj-web.com/stranica2</text:span>) <text:span text:style-name="T1">+</text:span></text:p>
            </text:list-item>
            <text:list-item>
              <text:p text:style-name="P2">dinamičko usmjeravanje s 404 stranicom ("catch all") <text:span text:style-name="T1">+</text:span></text:p>
            </text:list-item>
          </text:list>
        </text:list-item>
        <text:list-item>
          <text:p text:style-name="P3">(barem) dvije komponente</text:p>
          <text:list>
            <text:list-item>
              <text:p text:style-name="P3">komponenta bez stanja, koristiti properties </text:p>
            </text:list-item>
            <text:list-item>
              <text:p text:style-name="P3">komponenta sa stanjem </text:p>
            </text:list-item>
          </text:list>
        </text:list-item>
        <text:list-item>
          <text:p text:style-name="P3"><text:span text:style-name="T2">barem jedna komponenta mora emitirati barem jedan event</text:span> <text:span text:style-name="T1">+</text:span></text:p>
        </text:list-item>
        <text:list-item>
          <text:p text:style-name="P4">store (Pinia) <text:span text:style-name="T1">+</text:span></text:p>
        </text:list-item>
        <text:list-item>
          <text:p text:style-name="P2">asinkroni dohvat podataka s backenda, možete: <text:span text:style-name="T1">+</text:span></text:p>
          <text:list>
            <text:list-item>
              <text:p text:style-name="P2">koristiti Firebase ili Back4App, Mocky, itd. </text:p>
            </text:list-item>
            <text:list-item>
              <text:p text:style-name="P2">vlastiti storage, ili </text:p>
            </text:list-item>
            <text:list-item>
              <text:p text:style-name="P2">možete mock napraviti, držati podatke u memoriji, ali mora biti asinkroni poziv/upis </text:p>
            </text:list-item>
            <text:list-item>
              <text:p text:style-name="P1">ostvariti asinkrono (lazy, po potrebi) učitavanje nekog dijela aplikacije (stranice ili komponente)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39:18.799949092</meta:creation-date>
    <dc:date>2024-01-21T13:26:42.661888201</dc:date>
    <meta:editing-duration>P1DT11M5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20" meta:word-count="136" meta:character-count="863" meta:non-whitespace-character-count="760"/>
  </office:meta>
</office:document-meta>
</file>